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19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3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37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4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49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 text:display="none"/>
    </style:style>
    <style:style style:name="T5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e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top="12.00pt" fo:margin-bottom="12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top="12.00pt" fo:margin-bottom="12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top="12.00pt" fo:margin-bottom="12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top="12.00pt" fo:margin-bottom="12.00pt"/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top="12.00pt" fo:margin-bottom="12.00pt"/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 fo:margin-top="12.00pt" fo:margin-bottom="12.00p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top="12.00pt" fo:margin-bottom="12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top="12.00pt" fo:margin-bottom="12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top="12.00pt" fo:margin-bottom="12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top="12.00pt" fo:margin-bottom="6.00pt"/>
    </style:style>
    <style:style style:name="P22" style:family="paragraph">
      <style:paragraph-properties fo:line-height="115.00%" fo:text-align="left" fo:margin-bottom="7.00pt"/>
    </style:style>
    <text:list-style style:name="L2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 fo:margin-left="0.65pt" fo:text-indent="-3.85pt" fo:margin-bottom="10.00pt"/>
    </style:style>
  </office:automatic-styles>
  <office:body>
    <office:text>
      <text:p text:style-name="P1"><text:span text:style-name="T1">HTTP request methods</text:span></text:p>
      <text:p text:style-name="P2"><text:a xlink:href="https://developer.mozilla.org/en-US/docs/Web/HTTP/Methods/GET"><text:span text:style-name="T3">GET</text:span></text:a><text:span text:style-name="T4"/></text:p>
      <text:p text:style-name="P3"><text:span text:style-name="T5">The GET</text:span><text:span text:style-name="T6"><text:s/></text:span><text:span text:style-name="T7">method requests a representation of the specified resource. Requests using GET</text:span><text:span text:style-name="T8"><text:s/></text:span><text:span text:style-name="T9">should only retrieve data.</text:span></text:p>
      <text:p text:style-name="P4"><text:a xlink:href="https://developer.mozilla.org/en-US/docs/Web/HTTP/Methods/HEAD"><text:span text:style-name="T11">HEAD</text:span></text:a><text:span text:style-name="T12"/></text:p>
      <text:p text:style-name="P5"><text:span text:style-name="T13">The HEAD</text:span><text:span text:style-name="T14"><text:s/></text:span><text:span text:style-name="T15">method asks for a response identical to a GET</text:span><text:span text:style-name="T16"><text:s/></text:span><text:span text:style-name="T17">request, but without the response body.</text:span></text:p>
      <text:p text:style-name="P6"><text:a xlink:href="https://developer.mozilla.org/en-US/docs/Web/HTTP/Methods/POST"><text:span text:style-name="T19">POST</text:span></text:a><text:span text:style-name="T20"/></text:p>
      <text:p text:style-name="P7"><text:span text:style-name="T21">The POST</text:span><text:span text:style-name="T22"><text:s/></text:span><text:span text:style-name="T23">method submits an entity to the specified resource, often causing a change in state or side effects on the server.</text:span></text:p>
      <text:p text:style-name="P8"><text:a xlink:href="https://developer.mozilla.org/en-US/docs/Web/HTTP/Methods/PUT"><text:span text:style-name="T25">PUT</text:span></text:a><text:span text:style-name="T26"/></text:p>
      <text:p text:style-name="P9"><text:span text:style-name="T27">The PUT</text:span><text:span text:style-name="T28"><text:s/></text:span><text:span text:style-name="T29">method replaces all current representations of the target resource with the request payload.</text:span></text:p>
      <text:p text:style-name="P10"><text:a xlink:href="https://developer.mozilla.org/en-US/docs/Web/HTTP/Methods/DELETE"><text:span text:style-name="T31">DELETE</text:span></text:a><text:span text:style-name="T32"/></text:p>
      <text:p text:style-name="P11"><text:span text:style-name="T33">The DELETE</text:span><text:span text:style-name="T34"><text:s/></text:span><text:span text:style-name="T35">method deletes the specified resource.</text:span></text:p>
      <text:p text:style-name="P12"><text:a xlink:href="https://developer.mozilla.org/en-US/docs/Web/HTTP/Methods/CONNECT"><text:span text:style-name="T37">CONNECT</text:span></text:a><text:span text:style-name="T38"/></text:p>
      <text:p text:style-name="P13"><text:span text:style-name="T39">The CONNECT</text:span><text:span text:style-name="T40"><text:s/></text:span><text:span text:style-name="T41">method establishes a tunnel to the server identified by the target resource.</text:span></text:p>
      <text:p text:style-name="P14"><text:a xlink:href="https://developer.mozilla.org/en-US/docs/Web/HTTP/Methods/OPTIONS"><text:span text:style-name="T43">OPTIONS</text:span></text:a><text:span text:style-name="T44"/></text:p>
      <text:p text:style-name="P15"><text:span text:style-name="T45">The OPTIONS</text:span><text:span text:style-name="T46"><text:s/></text:span><text:span text:style-name="T47">method describes the communication options for the target resource.</text:span></text:p>
      <text:p text:style-name="P16"><text:a xlink:href="https://developer.mozilla.org/en-US/docs/Web/HTTP/Methods/TRACE"><text:span text:style-name="T49">TRACE</text:span></text:a><text:span text:style-name="T50"/></text:p>
      <text:p text:style-name="P17"><text:span text:style-name="T51">The TRACE</text:span><text:span text:style-name="T52"><text:s/></text:span><text:span text:style-name="T53">method performs a message loop-back test along the path to the target resource.</text:span></text:p>
      <text:p text:style-name="P18"><text:a xlink:href="https://developer.mozilla.org/en-US/docs/Web/HTTP/Methods/PATCH"><text:span text:style-name="T55">PATCH</text:span></text:a><text:span text:style-name="T56"/></text:p>
      <text:p text:style-name="P19"><text:span text:style-name="T57">The PATCH</text:span><text:span text:style-name="T58"><text:s/></text:span><text:span text:style-name="T59">method applies partial modifications to a resource.</text:span></text:p>
      <text:p text:style-name="P20"><text:span text:style-name="T60"/></text:p>
      <text:p text:style-name="P21"><text:span text:style-name="T61">HTTP response status codes</text:span><text:span text:style-name="T62"/></text:p>
      <text:p text:style-name="P22"><text:span text:style-name="T63">HTTP response status codes indicate whether a specific<text:s/></text:span><text:a xlink:href="https://developer.mozilla.org/en-US/docs/Web/HTTP"><text:span text:style-name="T65">HTTP</text:span></text:a><text:span text:style-name="T66"><text:s/>request has been successfully completed. Responses are grouped in five classes: </text:span></text:p>
      <text:list text:style-name="L23">
        <text:list-item>
          <text:p text:style-name="P23"><text:a xlink:href="https://developer.mozilla.org/en-US/docs/Web/HTTP/Status#information_responses"><text:span text:style-name="T68">Informational responses</text:span></text:a><text:span text:style-name="T69"><text:s/>(</text:span><text:span text:style-name="T70">100</text:span><text:span text:style-name="T71"><text:s/>–<text:s/></text:span><text:span text:style-name="T72">199</text:span><text:span text:style-name="T73">) </text:span></text:p>
        </text:list-item>
        <text:list-item>
          <text:p text:style-name="P23"><text:a xlink:href="https://developer.mozilla.org/en-US/docs/Web/HTTP/Status#successful_responses"><text:span text:style-name="T75">Successful responses</text:span></text:a><text:span text:style-name="T76"><text:s/>(</text:span><text:span text:style-name="T77">200</text:span><text:span text:style-name="T78"><text:s/>–<text:s/></text:span><text:span text:style-name="T79">299</text:span><text:span text:style-name="T80">) </text:span></text:p>
        </text:list-item>
        <text:list-item>
          <text:p text:style-name="P23"><text:a xlink:href="https://developer.mozilla.org/en-US/docs/Web/HTTP/Status#redirection_messages"><text:span text:style-name="T82">Redirection messages</text:span></text:a><text:span text:style-name="T83"><text:s/>(</text:span><text:span text:style-name="T84">300</text:span><text:span text:style-name="T85"><text:s/>–<text:s/></text:span><text:span text:style-name="T86">399</text:span><text:span text:style-name="T87">) </text:span></text:p>
        </text:list-item>
        <text:list-item>
          <text:p text:style-name="P23"><text:a xlink:href="https://developer.mozilla.org/en-US/docs/Web/HTTP/Status#client_error_responses"><text:span text:style-name="T89">Client error responses</text:span></text:a><text:span text:style-name="T90"><text:s/>(</text:span><text:span text:style-name="T91">400</text:span><text:span text:style-name="T92"><text:s/>–<text:s/></text:span><text:span text:style-name="T93">499</text:span><text:span text:style-name="T94">) </text:span></text:p>
        </text:list-item>
        <text:list-item>
          <text:p text:style-name="P24"><text:span text:style-name="T94"><text:s/></text:span><text:a xlink:href="https://developer.mozilla.org/en-US/docs/Web/HTTP/Status#server_error_responses"><text:span text:style-name="T96">Server error responses</text:span></text:a><text:span text:style-name="T97"><text:s/>(</text:span><text:span text:style-name="T98">500</text:span><text:span text:style-name="T99"><text:s/>–<text:s/></text:span><text:span text:style-name="T100">599</text:span><text:span text:style-name="T101">)<text:s/></text:span><text:span text:style-name="T10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